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626c" officeooo:paragraph-rsid="000a626c" style:font-size-asian="17.5pt" style:font-size-complex="20pt"/>
    </style:style>
    <style:style style:name="P2" style:family="paragraph" style:parent-style-name="Standard">
      <style:text-properties fo:font-size="20pt" fo:font-weight="normal" officeooo:rsid="000a626c" officeooo:paragraph-rsid="000a626c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6pt" officeooo:rsid="000a626c" officeooo:paragraph-rsid="000a626c" style:font-size-asian="26pt" style:font-size-complex="26pt"/>
    </style:style>
    <style:style style:name="P4" style:family="paragraph" style:parent-style-name="Standard">
      <style:text-properties fo:font-size="24pt" fo:font-weight="bold" officeooo:rsid="000a626c" officeooo:paragraph-rsid="000a626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8pt" fo:font-weight="normal" officeooo:rsid="000a626c" officeooo:paragraph-rsid="000a626c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c3077" officeooo:paragraph-rsid="000c3077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6pt" officeooo:rsid="000a626c" officeooo:paragraph-rsid="000a626c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gi Pons Lagan</text:p>
      <text:p text:style-name="P7"><text:tab/><text:tab/><text:tab/><text:tab/><text:tab/><text:tab/><text:tab/><text:tab/><text:tab/><text:tab/>(Foto)</text:p>
      <text:p text:style-name="P7">Dirección:</text:p>
      <text:p text:style-name="P7"/>
      <text:p text:style-name="P7">Teléfono:</text:p>
      <text:p text:style-name="P7"/>
      <text:p text:style-name="P7">E-mail:</text:p>
      <text:p text:style-name="P4"><text:span text:style-name="T2">Experiencia</text:span>:</text:p>
      <text:p text:style-name="P2"><text:span text:style-name="T1">2022-2022<text:tab/><text:tab/></text:span>-</text:p>
      <text:p text:style-name="P2"><text:tab/><text:tab/><text:tab/><text:tab/>-</text:p>
      <text:p text:style-name="P2"><text:tab/><text:tab/><text:tab/><text:tab/>-</text:p>
      <text:p text:style-name="P2"><text:tab/><text:tab/><text:tab/><text:tab/>-</text:p>
      <text:p text:style-name="P4"><text:span text:style-name="T2">Educación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Habilidades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Idiomas</text:span>:</text:p>
      <text:p text:style-name="P6">2022-2022<text:tab/><text:tab/>-</text:p>
      <text:p text:style-name="P6"><text:tab/><text:tab/><text:tab/><text:tab/>-</text:p>
      <text:p text:style-name="P6"><text:tab/><text:tab/><text:tab/><text:tab/>-</text:p>
      <text:p text:style-name="P6"><text:tab/><text:tab/><text:tab/><text:tab/>-</text:p>
      <text:p text:style-name="P6"><text:tab/><text:tab/><text:tab/><text:tab/>-</text:p>
      <text:p text:style-name="P2"/>
      <text:p text:style-name="P2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51:03.714676934</meta:creation-date>
    <dc:date>2022-11-18T09:04:46.311050159</dc:date>
    <meta:editing-duration>PT1M21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9" meta:word-count="35" meta:character-count="228" meta:non-whitespace-character-count="144"/>
  </office:meta>
</office:document-meta>
</file>